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>
        <table:table-column table:style-name="co1" table:number-columns-repeated="9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Modelo</text:p>
          </table:table-cell>
          <table:table-cell office:value-type="string">
            <text:p>Linea</text:p>
          </table:table-cell>
          <table:table-cell office:value-type="string">
            <text:p>Corte</text:p>
          </table:table-cell>
          <table:table-cell office:value-type="string">
            <text:p>Color</text:p>
          </table:table-cell>
          <table:table-cell office:value-type="string">
            <text:p>Suela</text:p>
          </table:table-cell>
          <table:table-cell office:value-type="string">
            <text:p>Color suela</text:p>
          </table:table-cell>
          <table:table-cell office:value-type="string">
            <text:p>Forro</text:p>
          </table:table-cell>
          <table:table-cell office:value-type="string">
            <text:p>Corrida</text:p>
          </table:table-cell>
        </table:table-row>
        <table:table-row table:style-name="ro2">
          <table:table-cell office:value-type="string">
            <text:p>702-1</text:p>
          </table:table-cell>
          <table:table-cell office:value-type="float" office:value="702">
            <text:p>702</text:p>
          </table:table-cell>
          <table:table-cell office:value-type="string">
            <text:p>kennedy</text:p>
          </table:table-cell>
          <table:table-cell office:value-type="string">
            <text:p>piel nobuck</text:p>
          </table:table-cell>
          <table:table-cell office:value-type="string">
            <text:p>cafe</text:p>
          </table:table-cell>
          <table:table-cell office:value-type="string">
            <text:p>kennedy tr</text:p>
          </table:table-cell>
          <table:table-cell office:value-type="string">
            <text:p>blanco/naranja</text:p>
          </table:table-cell>
          <table:table-cell office:value-type="string">
            <text:p>lona multicolor/cerdo tabaco</text:p>
          </table:table-cell>
          <table:table-cell office:value-type="string">
            <text:p>25/29</text:p>
          </table:table-cell>
        </table:table-row>
        <table:table-row table:style-name="ro2">
          <table:table-cell office:value-type="string">
            <text:p>703-1</text:p>
          </table:table-cell>
          <table:table-cell office:value-type="float" office:value="703">
            <text:p>703</text:p>
          </table:table-cell>
          <table:table-cell office:value-type="string">
            <text:p>kennedy</text:p>
          </table:table-cell>
          <table:table-cell office:value-type="string">
            <text:p>piel nobuck</text:p>
          </table:table-cell>
          <table:table-cell office:value-type="string">
            <text:p>avellana</text:p>
          </table:table-cell>
          <table:table-cell office:value-type="string">
            <text:p>kennedy tr</text:p>
          </table:table-cell>
          <table:table-cell office:value-type="string">
            <text:p>blanco/naranja</text:p>
          </table:table-cell>
          <table:table-cell office:value-type="string">
            <text:p>lona multicolor/cerdo tabaco</text:p>
          </table:table-cell>
          <table:table-cell office:value-type="string">
            <text:p>25/29</text:p>
          </table:table-cell>
        </table:table-row>
        <table:table-row table:style-name="ro2">
          <table:table-cell office:value-type="string">
            <text:p>701-1</text:p>
          </table:table-cell>
          <table:table-cell office:value-type="float" office:value="701">
            <text:p>701</text:p>
          </table:table-cell>
          <table:table-cell office:value-type="string">
            <text:p>kennedy</text:p>
          </table:table-cell>
          <table:table-cell office:value-type="string">
            <text:p>piel</text:p>
          </table:table-cell>
          <table:table-cell office:value-type="string">
            <text:p>cafe</text:p>
          </table:table-cell>
          <table:table-cell office:value-type="string">
            <text:p>kennedy tr</text:p>
          </table:table-cell>
          <table:table-cell office:value-type="string">
            <text:p>blanco/pistache</text:p>
          </table:table-cell>
          <table:table-cell office:value-type="string">
            <text:p>lona multicolor/cerdo tabaco</text:p>
          </table:table-cell>
          <table:table-cell office:value-type="string">
            <text:p>25/29</text:p>
          </table:table-cell>
        </table:table-row>
        <table:table-row table:style-name="ro2">
          <table:table-cell office:value-type="string">
            <text:p>702-2</text:p>
          </table:table-cell>
          <table:table-cell office:value-type="float" office:value="702">
            <text:p>702</text:p>
          </table:table-cell>
          <table:table-cell office:value-type="string">
            <text:p>kennedy</text:p>
          </table:table-cell>
          <table:table-cell office:value-type="string">
            <text:p>piel nobuck</text:p>
          </table:table-cell>
          <table:table-cell office:value-type="string">
            <text:p>azul mezclilla</text:p>
          </table:table-cell>
          <table:table-cell office:value-type="string">
            <text:p>kennedy tr</text:p>
          </table:table-cell>
          <table:table-cell office:value-type="string">
            <text:p>blanco/amarillo</text:p>
          </table:table-cell>
          <table:table-cell office:value-type="string">
            <text:p>lona multicolor/cerdo tabaco</text:p>
          </table:table-cell>
          <table:table-cell office:value-type="string">
            <text:p>25/2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MX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0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08T22:41:32.93</meta:creation-date>
    <dc:date>2013-08-08T23:21:49.52</dc:date>
    <meta:editing-duration>PT32M54S</meta:editing-duration>
    <meta:editing-cycles>3</meta:editing-cycles>
    <meta:generator>LibreOffice/4.0.0.3$Windows_x86 LibreOffice_project/7545bee9c2a0782548772a21bc84a9dcc583b89</meta:generator>
    <meta:document-statistic meta:table-count="1" meta:cell-count="45" meta:object-count="0"/>
  </office:meta>
</office:document-meta>
</file>